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office:automatic-styles>
    <style:style style:family="section" style:name="Sect1"/>
    <style:page-layout style:name="PLayout2">
      <style:page-layout-properties fo:margin-top="1.0in" fo:margin-bottom="1.0in" fo:margin-left="1.0in" fo:margin-right="1.0in"/>
    </style:page-layout>
    <style:page-layout style:name="Standard">
      <style:page-layout-properties fo:margin-top="1.0in" fo:margin-bottom="1.0in" fo:margin-left="1.0in" fo:margin-right="1.0in"/>
    </style:page-layout>
  </office:automatic-styles>
  <office:body>
    <office:text>
      <text:section text:style-name="Sect1" text:name="Section1">
        <text:p text:style-name="Normal">Discursive Labs</text:p>
        <text:p text:style-name="Normal">11209 National Blvd #248</text:p>
        <text:p text:style-name="Normal">Los Angeles, CA, 90064</text:p>
        <text:p text:style-name="Normal"/>
        <text:p text:style-name="Normal"/>
        <text:p text:style-name="Normal">La Femme Nikita</text:p>
        <text:p text:style-name="Normal">Sales Director, CIA Operative</text:p>
        <text:p text:style-name="Normal">Wherabouts Unknown</text:p>
        <text:p text:style-name="Normal">Los Angeles, CA 90292</text:p>
        <text:p text:style-name="Normal"/>
        <text:p text:style-name="Normal"/>
        <text:p text:style-name="Normal">La Nikita,</text:p>
        <text:p text:style-name="Normal"/>
        <text:p text:style-name="Normal">We saw from your post on the Qualnet.ru forums that you have been having some issues interfacing your existing model with your version of Qualnet.  As former top Qualnet engineers, we have experience fully implementing models and interfaces. <text:s/>As our current customers will tell you, we are the utmost experts and are quite reasonable priced. <text:s/>I encourage you to visit our website at www.discursivelabs.com.</text:p>
        <text:p text:style-name="Normal"/>
        <text:p text:style-name="Normal">In your particular issue, we believe that a forced recompile of the /lib/network objects folder should allow your code to compile, provided it has been added to the Makefile in /main. We believe this should resolve your compilation issue, regardless of previous statements made by SNT. <text:s/>We are happy to help you resolve this or other issues further, feel free to contact us.</text:p>
        <text:p text:style-name="Normal"/>
        <text:p text:style-name="Normal">Good luck, and we hope to hear from you soon,</text:p>
        <text:p text:style-name="Normal"/>
        <text:p text:style-name="Normal">Hunter Davis</text:p>
        <text:p text:style-name="Normal">CEO Discursive Labs, LLC</text:p>
        <text:p text:style-name="Normal">hunter@discursivelabs.com</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office:font-face-decls>
  <office:styles>
    <style:style style:family="paragraph" style:name="Normal">
      <style:paragraph-properties fo:text-align="left" fo:text-indent="0in" fo:line-height="100%" fo:background-color="transparent" fo:widows="2" fo:margin-left="0pt" fo:margin-right="0pt" fo:margin-top="0pt" fo:margin-bottom="0pt"/>
      <style:text-properties fo:color="#000000" style:font-name="Times New Roman" fo:font-size="12pt" fo:font-weight="normal" fo:background-color="transparent"/>
    </style:style>
  </office:styles>
  <office:automatic-styles>
    <style:page-layout style:name="Standard">
      <style:page-layout-properties fo:page-width="8.500000in" fo:page-height="11.000000in" style:print-orientation="portrait" fo:margin-top="1.0in" fo:margin-bottom="1.0in" fo:margin-left="1.0in" fo:margin-right="1.0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8.6 (unix, gtk)</meta:generator>
  </office:meta>
</office:document-meta>
</file>